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6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officeooo:rsid="0011f3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2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1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1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2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1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6">//////////////////</text:p>
      <text:p text:style-name="P16">18.05.2020 – BK</text:p>
      <text:p text:style-name="P16">Utworzone metody w Repository</text:p>
      <text:p text:style-name="P16"><text:s/>bool removeMeal(QList&lt;Meal&gt;&amp; listMeal, unsigned int indexOfComboBox);</text:p>
      <text:p text:style-name="P16"><text:s/>bool removeProduct(QList&lt;Product&gt; listProduct, unsigned int indexOfRow);</text:p>
      <text:p text:style-name="P16">Jak nazwa mówi usuwają Posiłek oraz Produkt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18T17:24:04.223000000</dc:date>
    <meta:editing-duration>PT1H50M10S</meta:editing-duration>
    <meta:editing-cycles>12</meta:editing-cycles>
    <meta:generator>LibreOffice/6.3.4.2$Windows_X86_64 LibreOffice_project/60da17e045e08f1793c57c00ba83cdfce946d0aa</meta:generator>
    <meta:document-statistic meta:table-count="0" meta:image-count="5" meta:object-count="0" meta:page-count="4" meta:paragraph-count="49" meta:word-count="290" meta:character-count="2308" meta:non-whitespace-character-count="2032"/>
  </office:meta>
</office:document-meta>
</file>